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635240A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1"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Maven</text:p>
          </draw:text-box>
        </draw:frame>
        <draw:frame presentation:style-name="pr2" draw:layer="layout" svg:width="25.2cm" svg:height="12.179cm" svg:x="1.4cm" svg:y="5.066cm" presentation:class="subtitle">
          <draw:text-box>
            <text:p>Maven Tutorial for Beginners : with Eclipse </text:p>
            <text:p>URL: https://www.youtube.com/watch?v=0CFWeVgzsqY</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To create jar normally</text:p>
          </draw:text-box>
        </draw:frame>
        <draw:frame presentation:style-name="pr5" draw:layer="layout" svg:width="25.2cm" svg:height="12.179cm" svg:x="1.4cm" svg:y="5.066cm" presentation:class="outline">
          <draw:text-box>
            <text:list text:style-name="L2">
              <text:list-item>
                <text:p>Compile each .java file to .class</text:p>
              </text:list-item>
              <text:list-item>
                <text:p>Run the unit test</text:p>
              </text:list-item>
              <text:list-item>
                <text:p>Combine all class files to a j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6" draw:layer="layout" svg:width="22.5cm" svg:height="3.067cm" svg:x="1.4cm" svg:y="0.8cm" presentation:class="title">
          <draw:text-box>
            <text:p>What is Maven ?</text:p>
          </draw:text-box>
        </draw:frame>
        <draw:frame presentation:style-name="pr5" draw:layer="layout" svg:width="25.2cm" svg:height="12.179cm" svg:x="1.4cm" svg:y="5.066cm" presentation:class="outline">
          <draw:text-box>
            <text:list text:style-name="L2">
              <text:list-item>
                <text:p>Build Tool</text:p>
              </text:list-item>
              <text:list-item>
                <text:p>For multiple jars</text:p>
              </text:list-item>
              <text:list-item>
                <text:p>Dependencies and versions</text:p>
              </text:list-item>
              <text:list-item>
                <text:p>Project Structure</text:p>
              </text:list-item>
              <text:list-item>
                <text:p>Building, publishing and deploying</text:p>
              </text:list-item>
              <text:list-item>
                <text:p>Can be extended to create a plugin of our own</text:p>
              </text:list-item>
              <text:list-item>
                <text:p>Maven helps us in all the above things with the help of repositories available online</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6" draw:layer="layout" svg:width="22.5cm" svg:height="3.067cm" svg:x="1.4cm" svg:y="0.8cm" presentation:class="title" presentation:user-transformed="true">
          <draw:text-box>
            <text:p>Maven vs Ant</text:p>
          </draw:text-box>
        </draw:frame>
        <draw:frame presentation:style-name="pr5" draw:layer="layout" svg:width="25.2cm" svg:height="13.334cm" svg:x="1.4cm" svg:y="5.066cm" presentation:class="outline" presentation:user-transformed="true">
          <draw:text-box>
            <text:list text:style-name="L2">
              <text:list-item>
                <text:p><text:s/>Ant :</text:p>
                <text:list>
                  <text:list-item>
                    <text:p><text:s text:c="4"/>doesn't have formal conventions like a common project directory structure, you have to tell Ant exactly where to find the source and where to put the output. Informal conventions have emerged over time, but they haven't been codified into the product.</text:p>
                  </text:list-item>
                  <text:list-item>
                    <text:p><text:s text:c="4"/>is procedural, you have to tell Ant exactly what to do and when to do it. You had to tell it to compile, then copy, then compress.</text:p>
                  </text:list-item>
                  <text:list-item>
                    <text:p><text:s text:c="4"/>doesn't have a lifecycle, you had to define goals and goal dependencies. You had to attach a sequence of tasks to each goal manually.</text:p>
                  </text:list-item>
                </text:list>
              </text:list-item>
              <text:list-item>
                <text:p>Maven :</text:p>
                <text:list>
                  <text:list-item>
                    <text:p><text:s text:c="4"/>has conventions, it already knew where your source code was because you followed the convention. It put the bytecode in target/classes, and it produced a JAR file in target.</text:p>
                  </text:list-item>
                  <text:list-item>
                    <text:p><text:s text:c="4"/>is declarative. All you had to do was create a pom.xml file and put your source in the default directory. Maven took care of the rest.</text:p>
                  </text:list-item>
                  <text:list-item>
                    <text:p><text:s text:c="4"/>has a lifecycle, which you invoked when you executed mvn install. This command told Maven to execute a series of sequence steps until it reached the lifecycle. As a side-effect of this journey through the lifecycle, Maven executed a number of default plugin goals which did things like compile and create a JAR.</text:p>
                  </text:list-item>
                </text:list>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6" draw:layer="layout" svg:width="22.5cm" svg:height="3.067cm" svg:x="1.4cm" svg:y="0.8cm" presentation:class="title">
          <draw:text-box>
            <text:p>Installation</text:p>
          </draw:text-box>
        </draw:frame>
        <draw:frame presentation:style-name="pr5" draw:layer="layout" svg:width="25.2cm" svg:height="12.179cm" svg:x="1.4cm" svg:y="5.066cm" presentation:class="outline">
          <draw:text-box>
            <text:list text:style-name="L2">
              <text:list-item>
                <text:p>Check java version</text:p>
                <text:list>
                  <text:list-item>
                    <text:p>java -version</text:p>
                  </text:list-item>
                </text:list>
              </text:list-item>
              <text:list-item>
                <text:p>Download binary zip from maven.apache.org</text:p>
              </text:list-item>
              <text:list-item>
                <text:p>Unzip</text:p>
              </text:list-item>
              <text:list-item>
                <text:p>Set PATH variable</text:p>
              </text:list-item>
              <text:list-item>
                <text:p>Check maven version</text:p>
                <text:list>
                  <text:list-item>
                    <text:p>mvn --versio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6" draw:layer="layout" svg:width="22.5cm" svg:height="3.457cm" svg:x="1.4cm" svg:y="0.605cm" presentation:class="title" presentation:user-transformed="true">
          <draw:text-box>
            <text:p>Maven Covention over Configuration</text:p>
          </draw:text-box>
        </draw:frame>
        <draw:frame presentation:style-name="pr5" draw:layer="layout" svg:width="25.2cm" svg:height="12.179cm" svg:x="1.4cm" svg:y="5.066cm" presentation:class="outline">
          <draw:text-box>
            <text:list text:style-name="L2">
              <text:list-item>
                <text:p>All files in src/main/java</text:p>
              </text:list-item>
              <text:list-item>
                <text:p>All test files in src/test/java</text:p>
              </text:list-item>
              <text:list-item>
                <text:p>pom.xml -&gt; the first file maven looks into</text:p>
                <text:list>
                  <text:list-item>
                    <text:p>pom(project object model)</text:p>
                  </text:list-item>
                </text:list>
              </text:list-item>
              <text:list-item>
                <text:p>To run any maven command, go to the folder containing all these</text:p>
              </text:list-item>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6" draw:layer="layout" svg:width="22.5cm" svg:height="3.067cm" svg:x="1.4cm" svg:y="0.8cm" presentation:class="title">
          <draw:text-box>
            <text:p>Build Lifecycle in Maven</text:p>
          </draw:text-box>
        </draw:frame>
        <draw:frame presentation:style-name="pr5" draw:layer="layout" svg:width="25.2cm" svg:height="12.179cm" svg:x="1.4cm" svg:y="5.066cm" presentation:class="outline">
          <draw:text-box>
            <text:list text:style-name="L2">
              <text:list-item>
                <text:p>Validate</text:p>
                <text:list>
                  <text:list-item>
                    <text:p>To make sure the pom file is valid</text:p>
                  </text:list-item>
                </text:list>
              </text:list-item>
              <text:list-item>
                <text:p>Compile</text:p>
                <text:list>
                  <text:list-item>
                    <text:p>Compile and test compile</text:p>
                  </text:list-item>
                </text:list>
              </text:list-item>
              <text:list-item>
                <text:p>Test</text:p>
                <text:list>
                  <text:list-item>
                    <text:p>Run the unit tests</text:p>
                  </text:list-item>
                </text:list>
              </text:list-item>
              <text:list-item>
                <text:p>Package</text:p>
                <text:list>
                  <text:list-item>
                    <text:p>Create the jar</text:p>
                  </text:list-item>
                </text:list>
              </text:list-item>
              <text:list-item>
                <text:p>Integration Test</text:p>
              </text:list-item>
              <text:list-item>
                <text:p>Verify</text:p>
              </text:list-item>
              <text:list-item>
                <text:p>Install</text:p>
                <text:list>
                  <text:list-item>
                    <text:p>Copying the create jar to local maven repository</text:p>
                  </text:list-item>
                </text:list>
              </text:list-item>
              <text:list-item>
                <text:p>Deploy</text:p>
              </text:list-item>
              <text:list-item>
                <text:p>Performing any of the step, the steps above it automatically get executed</text:p>
              </text:list-item>
              <text:list-item>
                <text:p>We can define our own plugins for each step</text:p>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Pom.xml is a very simple xml which has a defined structure</text:p>
              </text:list-item>
              <text:list-item>
                <text:p>Name</text:p>
                <text:list>
                  <text:list-item>
                    <text:p>Name of our project</text:p>
                  </text:list-item>
                  <text:list-item>
                    <text:p>Combination of group id and artifact id</text:p>
                    <text:list>
                      <text:list-item>
                        <text:p>Group id -&gt; package name</text:p>
                      </text:list-item>
                      <text:list-item>
                        <text:p>Artifact id -&gt; project name</text:p>
                      </text:list-item>
                    </text:list>
                  </text:list-item>
                </text:list>
              </text:list-item>
              <text:list-item>
                <text:p>Version</text:p>
                <text:list>
                  <text:list-item>
                    <text:p>Version number of our current project</text:p>
                  </text:list-item>
                  <text:list-item>
                    <text:p>Initially it should be like -&gt; 1.0-SNAPSHOT -&gt; indicating it is under development</text:p>
                  </text:list-item>
                  <text:list-item>
                    <text:p>When its ready then make it -&gt; 1.0</text:p>
                  </text:list-item>
                  <text:list-item>
                    <text:p>MajorVersion.MinorVersion.IncrementalVersion</text:p>
                  </text:list-item>
                  <text:list-item>
                    <text:p>We can also specify the version range</text:p>
                    <text:list>
                      <text:list-item>
                        <text:p>[,4.1] means maximum 4.1</text:p>
                      </text:list-item>
                      <text:list-item>
                        <text:p>(4.1,4.4] means above 4.1 and max 4.4</text:p>
                      </text:list-item>
                    </text:list>
                  </text:list-item>
                </text:list>
              </text:list-item>
              <text:list-item>
                <text:p>Packaging</text:p>
                <text:list>
                  <text:list-item>
                    <text:p>How we want to deliver our project </text:p>
                  </text:list-item>
                  <text:list-item>
                    <text:p>jar/war/ear/pom</text:p>
                  </text:list-item>
                </text:list>
              </text:list-item>
            </text:list>
          </draw:text-box>
        </draw:frame>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Dependencies</text:p>
                <text:list>
                  <text:list-item>
                    <text:p>Dependencies needed by our project (spring/junit/etc)</text:p>
                  </text:list-item>
                  <text:list-item>
                    <text:p>Dependencies tag-dependency tag</text:p>
                  </text:list-item>
                  <text:list-item>
                    <text:p>Specify the groupId, artifactId, version of the required dependency</text:p>
                  </text:list-item>
                  <text:list-item>
                    <text:p>Also specify scope</text:p>
                    <text:list>
                      <text:list-item>
                        <text:p>Test -&gt; means only for testing, don't include in final jar</text:p>
                      </text:list-item>
                      <text:list-item>
                        <text:p>Compile -&gt; only required at compile time</text:p>
                      </text:list-item>
                      <text:list-item>
                        <text:p>Import -&gt; This scope is only used on a dependency of type pom in the &lt;dependencyManagement&gt; section. It indicates that the specified POM should be replaced with the dependencies in that POM's &lt;dependencyManagement&gt; section. </text:p>
                        <text:list>
                          <text:list-item>
                            <text:p>Since they are replaced, dependencies with a scope of import do not actually participate in limiting the transitivity of a dependency.</text:p>
                          </text:list-item>
                          <text:list-item>
                            <text:p><text:s/>Z imports the managed dependencies from both X and Y. However, both X and Y contain dependency a. Here, version 1.1 of a would be used since X is declared first and a is not declared in Z's dependencyManagement.</text:p>
                          </text:list-item>
                        </text:list>
                      </text:list-item>
                      <text:list-item>
                        <text:p>Provided -&gt; maven doesn't need to get it, its already part of the web server</text:p>
                      </text:list-item>
                      <text:list-item>
                        <text:p>Runtime -&gt; want it only at runtime, so we want to only depend on interface while compiling, if we try to use implementation while compiling, it will give error</text:p>
                      </text:list-item>
                      <text:list-item>
                        <text:p>System -&gt; This scope is similar to provided except that you have to provide the JAR which contains it explicitly. The artifact is always available and is not looked up in a repository.</text:p>
                      </text:list-item>
                    </text:list>
                  </text:list-item>
                  <text:list-item>
                    <text:p>A maven repository has all the dependencies, from where maven gets them</text:p>
                    <text:list>
                      <text:list-item>
                        <text:p>Once you use a dependency, it gets stored in a local folder MavenLocalRepository for future accesses</text:p>
                      </text:list-item>
                    </text:list>
                  </text:list-item>
                  <text:list-item>
                    <text:p>Transitive dependencies</text:p>
                    <text:list>
                      <text:list-item>
                        <text:p>The dependencies we specify may depend on others, so maven by itself downloads those dependencies too, we can Ctrl+click on the groupid+artifactid of the dependency to see its pom.xml</text:p>
                      </text:list-item>
                      <text:list-item>
                        <text:p>To exclude a particular transitive dependency, we can have the exclusions tag-exclude tag and specify its groupid and artifactId</text:p>
                      </text:list-item>
                    </text:list>
                  </text:list-item>
                  <text:list-item>
                    <text:p>https://maven.apache.org/guides/introduction/introduction-to-dependency-mechanism.html</text:p>
                  </text:list-item>
                </text:list>
              </text:list-item>
            </text:list>
          </draw:text-box>
        </draw:frame>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Plugins</text:p>
                <text:list>
                  <text:list-item>
                    <text:p>Specify plugins required</text:p>
                  </text:list-item>
                  <text:list-item>
                    <text:p>Build tag-Plugins tag-plugin tag</text:p>
                  </text:list-item>
                  <text:list-item>
                    <text:p>Some default are : maven compiler plugin, maven surefire plugin</text:p>
                  </text:list-item>
                  <text:list-item>
                    <text:p>Inside plugin tag for a given plugin, we can specify the source and target version of jre</text:p>
                  </text:list-item>
                  <text:list-item>
                    <text:p>http://maven.apache.org/guides/introduction/introduction-to-the-lifecycle.html#Built-in_Lifecycle_Bindings</text:p>
                  </text:list-item>
                </text:list>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To override default directories</text:p>
                <text:list>
                  <text:list-item>
                    <text:p>Build tag</text:p>
                    <text:list>
                      <text:list-item>
                        <text:p>sourceDirectory</text:p>
                      </text:list-item>
                      <text:list-item>
                        <text:p>scriptSourceDirectory</text:p>
                      </text:list-item>
                      <text:list-item>
                        <text:p>testSourceDirectory</text:p>
                      </text:list-item>
                      <text:list-item>
                        <text:p>outputDirectory</text:p>
                      </text:list-item>
                      <text:list-item>
                        <text:p>testOutputDirectory</text:p>
                      </text:list-item>
                    </text:list>
                  </text:list-item>
                </text:list>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6" draw:layer="layout" svg:width="22.5cm" svg:height="3.067cm" svg:x="1.4cm" svg:y="0.8cm" presentation:class="title">
          <draw:text-box>
            <text:p>Inheritable pom</text:p>
          </draw:text-box>
        </draw:frame>
        <draw:frame presentation:style-name="pr5" draw:layer="layout" svg:width="25.2cm" svg:height="12.179cm" svg:x="1.4cm" svg:y="5.066cm" presentation:class="outline">
          <draw:text-box>
            <text:list text:style-name="L2">
              <text:list-item>
                <text:p>All poms are children of a super pom</text:p>
              </text:list-item>
              <text:list-item>
                <text:p>When we see the effective pom of our pom, we will see the entire pom with also the inherited attributes</text:p>
              </text:list-item>
              <text:list-item>
                <text:p>Effective pom has all the info about the default directories, all the plugins and their phases(install, test,compile,etc.) and goals(compile,etc)</text:p>
              </text:list-item>
            </text:list>
          </draw:text-box>
        </draw:frame>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6" draw:layer="layout" svg:width="22.5cm" svg:height="3.067cm" svg:x="1.4cm" svg:y="0.8cm" presentation:class="title" presentation:user-transformed="true">
          <draw:text-box>
            <text:p>Commands</text:p>
          </draw:text-box>
        </draw:frame>
        <draw:frame presentation:style-name="pr5" draw:layer="layout" svg:width="25.2cm" svg:height="15.134cm" svg:x="2.6cm" svg:y="5cm" presentation:class="outline" presentation:user-transformed="true">
          <draw:text-box>
            <text:list text:style-name="L2">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7cm" svg:height="9.56cm" svg:x="2cm" svg:y="2.5cm" draw:page-number="13" presentation:class="page"/>
          <draw:frame presentation:style-name="pr7"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6" draw:layer="layout" svg:width="22.5cm" svg:height="3.067cm" svg:x="1.4cm" svg:y="0.8cm" presentation:class="title">
          <draw:text-box>
            <text:p>Commands</text:p>
          </draw:text-box>
        </draw:frame>
        <draw:frame presentation:style-name="pr5" draw:layer="layout" svg:width="25.2cm" svg:height="12.179cm" svg:x="1.4cm" svg:y="5.066cm" presentation:class="outline">
          <draw:text-box>
            <text:list text:style-name="L2">
              <text:list-item>
                <text:p>mvn package</text:p>
                <text:list>
                  <text:list-item>
                    <text:p>To create a package of the project</text:p>
                  </text:list-item>
                </text:list>
              </text:list-item>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6" draw:layer="layout" svg:width="22.5cm" svg:height="3.067cm" svg:x="1.4cm" svg:y="0.8cm" presentation:class="title" presentation:placeholder="true">
          <draw:text-box/>
        </draw:frame>
        <draw:frame presentation:style-name="pr5" draw:layer="layout" svg:width="25.2cm" svg:height="16cm" svg:x="1.4cm" svg:y="4.6cm" presentation:class="outline" presentation:user-transformed="true">
          <draw:text-box>
            <text:list text:style-name="L2">
              <text:list-item>
                <text:p>Executing jar file</text:p>
                <text:list>
                  <text:list-item>
                    <text:p>java -cp foo.jar full.package.name.ClassName</text:p>
                  </text:list-item>
                  <text:list-item>
                    <text:p>java -jar &lt;jar-file-name&gt;.jar</text:p>
                    <text:list>
                      <text:list-item>
                        <text:p>You have to add a manifest to the jar, which tells the java runtime what the main class is. Create a file 'Manifest.mf' with the following content:</text:p>
                        <text:list>
                          <text:list-item>
                            <text:p>Manifest-Version: 1.0</text:p>
                          </text:list-item>
                          <text:list-item>
                            <text:p>Main-Class: your.programs.MainClass</text:p>
                          </text:list-item>
                        </text:list>
                      </text:list-item>
                      <text:list-item>
                        <text:p>Change 'your.programs.MainClass' to your actual main class. Now put the file into the Jar-file, in a subfolder named 'META-INF'. You can use any ZIP-utility for that.</text:p>
                      </text:list-item>
                    </text:list>
                  </text:list-item>
                  <text:list-item>
                    <text:p>mvn exec:java</text:p>
                    <text:list>
                      <text:list-item>
                        <text:p>Just use the exec-maven-plugin :</text:p>
                        <text:list>
                          <text:list-item>
                            <text:p>&lt;build&gt;</text:p>
                          </text:list-item>
                          <text:list-item>
                            <text:p><text:s text:c="4"/>&lt;plugins&gt;</text:p>
                          </text:list-item>
                          <text:list-item>
                            <text:p><text:s text:c="8"/>&lt;plugin&gt;</text:p>
                          </text:list-item>
                          <text:list-item>
                            <text:p><text:s text:c="12"/>&lt;groupId&gt;org.codehaus.mojo&lt;/groupId&gt;</text:p>
                          </text:list-item>
                          <text:list-item>
                            <text:p><text:s text:c="12"/>&lt;artifactId&gt;exec-maven-plugin&lt;/artifactId&gt;</text:p>
                          </text:list-item>
                          <text:list-item>
                            <text:p><text:s text:c="12"/>&lt;version&gt;1.2.1&lt;/version&gt;</text:p>
                          </text:list-item>
                          <text:list-item>
                            <text:p><text:s text:c="12"/>&lt;configuration&gt;</text:p>
                          </text:list-item>
                          <text:list-item>
                            <text:p><text:s text:c="16"/>&lt;mainClass&gt;com.example.Main&lt;/mainClass&gt;</text:p>
                          </text:list-item>
                          <text:list-item>
                            <text:p><text:s text:c="12"/>&lt;/configuration&gt;</text:p>
                          </text:list-item>
                          <text:list-item>
                            <text:p><text:s text:c="8"/>&lt;/plugin&gt;</text:p>
                          </text:list-item>
                          <text:list-item>
                            <text:p><text:s text:c="4"/>&lt;/plugins&gt;</text:p>
                          </text:list-item>
                          <text:list-item>
                            <text:p>&lt;/build&gt;</text:p>
                          </text:list-item>
                        </text:list>
                      </text:list-item>
                    </text:list>
                  </text:list-item>
                </text:list>
              </text:list-item>
            </text:list>
          </draw:text-box>
        </draw:frame>
        <presentation:notes draw:style-name="dp2">
          <draw:page-thumbnail draw:style-name="gr1" draw:layer="layout" svg:width="17cm" svg:height="9.56cm" svg:x="2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A project where there are different layers such as data, business and model</text:p>
              </text:list-item>
              <text:list-item>
                <text:p>We can have multiple pom files</text:p>
              </text:list-item>
              <text:list-item>
                <text:p>To create a parent pom, we can specify its packaging as pom</text:p>
              </text:list-item>
              <text:list-item>
                <text:p>eg., we have <text:tab/>one main pom -&gt; pom.xml</text:p>
                <text:list>
                  <text:list-item>
                    <text:p>3 layers</text:p>
                    <text:list>
                      <text:list-item>
                        <text:p>Data</text:p>
                        <text:list>
                          <text:list-item>
                            <text:p>Data-api</text:p>
                          </text:list-item>
                          <text:list-item>
                            <text:p>Data-impl</text:p>
                          </text:list-item>
                        </text:list>
                      </text:list-item>
                      <text:list-item>
                        <text:p>Business</text:p>
                        <text:list>
                          <text:list-item>
                            <text:p>Business-data</text:p>
                          </text:list-item>
                          <text:list-item>
                            <text:p>Business-api</text:p>
                          </text:list-item>
                        </text:list>
                      </text:list-item>
                      <text:list-item>
                        <text:p>Model</text:p>
                      </text:list-item>
                      <text:list-item>
                        <text:p>Dependencies</text:p>
                        <text:list>
                          <text:list-item>
                            <text:p>Data on model</text:p>
                          </text:list-item>
                          <text:list-item>
                            <text:p>Business on data and model</text:p>
                          </text:list-item>
                        </text:list>
                      </text:list-item>
                    </text:list>
                  </text:list-item>
                  <text:list-item>
                    <text:p>Main pom (the parent pom) has packaging pom</text:p>
                    <text:list>
                      <text:list-item>
                        <text:p>Modules tag -&gt; modeule tag -&gt; data, business and model</text:p>
                        <text:list>
                          <text:list-item>
                            <text:p>These modules apecified must be the folder names containing the respective pom</text:p>
                          </text:list-item>
                        </text:list>
                      </text:list-item>
                    </text:list>
                  </text:list-item>
                </text:list>
              </text:list-item>
            </text:list>
          </draw:text-box>
        </draw:frame>
        <presentation:notes draw:style-name="dp2">
          <draw:page-thumbnail draw:style-name="gr1" draw:layer="layout" svg:width="17cm" svg:height="9.56cm" svg:x="2cm" svg:y="2.5cm" draw:page-number="16" presentation:class="page"/>
          <draw:frame presentation:style-name="pr7"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he pom of business-impl will have dependencies as model,data-api,business-api and others</text:p>
                <text:list>
                  <text:list-item>
                    <text:list>
                      <text:list-item>
                        <text:p>If the parent pom has already specified the version of the other dependencies, we don't need to specify them again in child pom</text:p>
                      </text:list-item>
                      <text:list-item>
                        <text:p>Instead of writing the version inside dependency section, the parent pom can specify it in</text:p>
                        <text:list>
                          <text:list-item>
                            <text:p>Properties tag</text:p>
                            <text:list>
                              <text:list-item>
                                <text:p>eg., &lt;spring-core-version&gt;4.1.6.RELEASE&lt;/spring-core-version&gt; and refer to this inside version tag of dependency by 4{spring-core-version}</text:p>
                              </text:list-item>
                            </text:list>
                          </text:list-item>
                          <text:list-item>
                            <text:p>This saves the effort of changing version everywhere we have used a module of spring core</text:p>
                          </text:list-item>
                          <text:list-item>
                            <text:p>For the dependencies from the project itself, it can access the version by</text:p>
                            <text:list>
                              <text:list-item>
                                <text:p>${project.version}</text:p>
                              </text:list-item>
                            </text:list>
                          </text:list-item>
                        </text:list>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7"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6" draw:layer="layout" svg:width="22.5cm" svg:height="3.067cm" svg:x="1.4cm" svg:y="0.8cm" presentation:class="title">
          <draw:text-box>
            <text:p>Web Application</text:p>
          </draw:text-box>
        </draw:frame>
        <draw:frame presentation:style-name="pr5" draw:layer="layout" svg:width="25.2cm" svg:height="12.179cm" svg:x="1.4cm" svg:y="5.066cm" presentation:class="outline">
          <draw:text-box>
            <text:list text:style-name="L2">
              <text:list-item>
                <text:p>Packaging will be war (web application archives)</text:p>
              </text:list-item>
              <text:list-item>
                <text:p>Creates a war containing a WEB-INF folder having</text:p>
                <text:list>
                  <text:list-item>
                    <text:p>Classes folder -&gt; all classes</text:p>
                  </text:list-item>
                  <text:list-item>
                    <text:p>Lib folder -&gt; all dependencies</text:p>
                  </text:list-item>
                  <text:list-item>
                    <text:p>Web.xml</text:p>
                  </text:list-item>
                </text:list>
              </text:list-item>
              <text:list-item>
                <text:p>Alongwith creating a war file, <text:s/>a separate folder named same as the war file is created to see what the file contains</text:p>
              </text:list-item>
              <text:list-item>
                <text:p>To deploy on tomcat</text:p>
                <text:list>
                  <text:list-item>
                    <text:p>mvn tomcat7:run</text:p>
                  </text:list-item>
                  <text:list-item>
                    <text:p>This is because we have mentioned a tomcat plugin in our parent pom file</text:p>
                    <text:list>
                      <text:list-item>
                        <text:p>In that additional tag</text:p>
                        <text:list>
                          <text:list-item>
                            <text:p>Configuration tag</text:p>
                            <text:list>
                              <text:list-item>
                                <text:p>warfile tag -&gt; specifying which war file to see</text:p>
                              </text:list-item>
                              <text:list-item>
                                <text:p>path tag -&gt; specifying where on the server to store</text:p>
                              </text:list-item>
                              <text:list-item>
                                <text:p>contextReloadable -&gt; true -&gt; to reload everytime we make a change</text:p>
                              </text:list-item>
                            </text:list>
                          </text:list-item>
                        </text:list>
                      </text:list-item>
                    </text:list>
                  </text:list-item>
                  <text:list-item>
                    <text:p>Maven on its own downloads the tomcat server and then deploys and runs</text:p>
                  </text:list-item>
                </text:list>
              </text:list-item>
            </text:list>
          </draw:text-box>
        </draw:frame>
        <presentation:notes draw:style-name="dp2">
          <draw:page-thumbnail draw:style-name="gr1" draw:layer="layout" svg:width="17cm" svg:height="9.56cm" svg:x="2cm" svg:y="2.5cm" draw:page-number="18"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5T11:23:54.457067061</meta:creation-date>
    <dc:date>2016-01-18T12:11:50.715305721</dc:date>
    <meta:editing-duration>PT6H53M2S</meta:editing-duration>
    <meta:editing-cycles>113</meta:editing-cycles>
    <meta:generator>LibreOffice/4.2.8.2$Linux_X86_64 LibreOffice_project/420m0$Build-2</meta:generator>
    <meta:document-statistic meta:object-count="105"/>
  </office:meta>
</office:document-meta>
</file>